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36">
      <style:table-cell-properties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c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c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c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" style:family="table-cell" style:parent-style-name="Default" style:data-style-name="N0">
      <style:table-cell-properties fo:background-color="#c5d9f1" fo:border="0.06pt solid #000000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dce6f1" style:text-align-source="fix" style:repeat-content="false" fo:border="0.06pt solid #000000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style:font-name-asian="Calibri" style:font-size-asian="11pt" style:font-name-complex="Calibri" style:font-size-complex="11pt"/>
      <style:map style:condition="cell-content()=&quot;por debajo de la media&quot;" style:apply-style-name="cf1" style:base-cell-address="Hoja1.A1"/>
      <style:map style:condition="cell-content()=&quot;por encima de la media&quot;" style:apply-style-name="cf2" style:base-cell-address="Hoja1.A1"/>
    </style:style>
    <style:style style:name="ce11" style:family="table-cell" style:parent-style-name="Default" style:data-style-name="N0">
      <style:table-cell-properties fo:background-color="#c5d9f1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/>
          <table:table-cell table:style-name="ce2" office:value-type="string" calcext:value-type="string">
            <text:p>Ventas</text:p>
          </table:table-cell>
          <table:table-cell table:style-name="ce2" office:value-type="string" calcext:value-type="string">
            <text:p>Evolución</text:p>
          </table:table-cell>
          <table:table-cell table:style-name="ce2" office:value-type="string" calcext:value-type="string">
            <text:p>Situació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09-01-01" calcext:value-type="date">
            <text:p>01/01/2009</text:p>
          </table:table-cell>
          <table:table-cell table:style-name="ce1" office:value-type="float" office:value="1000" calcext:value-type="float">
            <text:p>1000</text:p>
          </table:table-cell>
          <table:table-cell table:style-name="ce6" office:value-type="string" calcext:value-type="string">
            <text:p>-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2-01" calcext:value-type="date">
            <text:p>01/02/2009</text:p>
          </table:table-cell>
          <table:table-cell table:style-name="ce1" office:value-type="float" office:value="2500" calcext:value-type="float">
            <text:p>25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3-01" calcext:value-type="date">
            <text:p>01/03/2009</text:p>
          </table:table-cell>
          <table:table-cell table:style-name="ce1" office:value-type="float" office:value="4100" calcext:value-type="float">
            <text:p>41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4-01" calcext:value-type="date">
            <text:p>01/04/2009</text:p>
          </table:table-cell>
          <table:table-cell table:style-name="ce1" office:value-type="float" office:value="4100" calcext:value-type="float">
            <text:p>41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5-01" calcext:value-type="date">
            <text:p>01/05/2009</text:p>
          </table:table-cell>
          <table:table-cell table:style-name="ce1" office:value-type="float" office:value="1300" calcext:value-type="float">
            <text:p>13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6-01" calcext:value-type="date">
            <text:p>01/06/2009</text:p>
          </table:table-cell>
          <table:table-cell table:style-name="ce1" office:value-type="float" office:value="2000" calcext:value-type="float">
            <text:p>20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7-01" calcext:value-type="date">
            <text:p>01/07/2009</text:p>
          </table:table-cell>
          <table:table-cell table:style-name="ce1" office:value-type="float" office:value="3000" calcext:value-type="float">
            <text:p>30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8-01" calcext:value-type="date">
            <text:p>01/08/2009</text:p>
          </table:table-cell>
          <table:table-cell table:style-name="ce1" office:value-type="float" office:value="3000" calcext:value-type="float">
            <text:p>30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09-01" calcext:value-type="date">
            <text:p>01/09/2009</text:p>
          </table:table-cell>
          <table:table-cell table:style-name="ce1" office:value-type="float" office:value="6000" calcext:value-type="float">
            <text:p>60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10-01" calcext:value-type="date">
            <text:p>01/10/2009</text:p>
          </table:table-cell>
          <table:table-cell table:style-name="ce1" office:value-type="float" office:value="3900" calcext:value-type="float">
            <text:p>39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11-01" calcext:value-type="date">
            <text:p>01/11/2009</text:p>
          </table:table-cell>
          <table:table-cell table:style-name="ce1" office:value-type="float" office:value="2500" calcext:value-type="float">
            <text:p>25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4" office:value-type="date" office:date-value="2009-12-01" calcext:value-type="date">
            <text:p>01/12/2009</text:p>
          </table:table-cell>
          <table:table-cell table:style-name="ce1" office:value-type="float" office:value="2600" calcext:value-type="float">
            <text:p>2600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3" office:value-type="string" calcext:value-type="string" table:number-columns-spanned="3" table:number-rows-spanned="1">
            <text:p>Nº de meses con ventas superiores a 3000 €</text:p>
          </table:table-cell>
          <table:covered-table-cell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3" table:number-rows-spanned="1">
            <text:p>Importe ventas superiores a 4000 €</text:p>
          </table:table-cell>
          <table:covered-table-cell table:number-columns-repeated="2"/>
          <table:table-cell table:style-name="ce11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D2:Hoja1.D13">
            <calcext:condition calcext:apply-style-name="cf1" calcext:value="=&quot;por debajo de la media&quot;" calcext:base-cell-address="Hoja1.A1"/>
            <calcext:condition calcext:apply-style-name="cf2" calcext:value="=&quot;por encima de la media&quot;" calcext:base-cell-address="Hoj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>
      <style:text-properties fo:color="#ff0000" fo:font-weight="bold" style:font-weight-asian="bold" style:font-weight-complex="bold"/>
    </style:style>
    <style:style style:name="cf2" style:family="table-cell" style:parent-style-name="Default">
      <style:text-properties fo:color="#0000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grid header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9T06:28:07Z</meta:creation-date>
    <dc:date>2018-12-14T19:48:21.945000000</dc:date>
    <meta:editing-duration>PT12S</meta:editing-duration>
    <meta:editing-cycles>1</meta:editing-cycles>
    <meta:document-statistic meta:table-count="1" meta:cell-count="32" meta:object-count="0"/>
  </office:meta>
</office:document-meta>
</file>